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06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2.828cm"/>
    </style:style>
    <style:style style:name="co4" style:family="table-column">
      <style:table-column-properties fo:break-before="auto" style:column-width="12.248cm"/>
    </style:style>
    <style:style style:name="co5" style:family="table-column">
      <style:table-column-properties fo:break-before="auto" style:column-width="6.634cm"/>
    </style:style>
    <style:style style:name="co6" style:family="table-column">
      <style:table-column-properties fo:break-before="auto" style:column-width="2.24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PageStyle_5f_vues-aeriennes-archive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35cm solid #000000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1" fo:font-size="10pt" fo:language="fr" fo:country="CA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vues-aeriennes-archive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visibility="collapse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51" table:default-cell-style-name="ce3"/>
        <table:table-column table:style-name="co6" table:number-columns-repeated="767" table:default-cell-style-name="Default"/>
        <table:table-row table:style-name="ro1">
          <table:table-cell table:style-name="ce1" office:value-type="string">
            <text:p>Cote</text:p>
          </table:table-cell>
          <table:table-cell table:style-name="ce1" office:value-type="string">
            <text:p>No de plan</text:p>
          </table:table-cell>
          <table:table-cell table:style-name="ce5" office:value-type="string">
            <text:p>Dates</text:p>
          </table:table-cell>
          <table:table-cell table:style-name="ce1" office:value-type="string">
            <text:p>Fichier en haute résolution (cliquer sur le lien)</text:p>
          </table:table-cell>
          <table:table-cell table:style-name="ce1"/>
          <table:table-cell table:style-name="ce1" office:value-type="string">
            <text:p>Mention de crédits</text:p>
          </table:table-cell>
          <table:table-cell table:style-name="ce12"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4" office:value-type="string">
            <text:p>Carte index générale</text:p>
          </table:table-cell>
          <table:table-cell table:style-name="ce6" office:value-type="float" office:value="1949">
            <text:p>1949</text:p>
          </table:table-cell>
          <table:table-cell table:style-name="ce9" office:value-type="string">
            <text:p><text:span text:style-name="T1"><text:a xlink:href="http://depot.ville.montreal.qc.ca/plans-occupation-sol/jpeg/carte-index.jpg">http://depot.ville.montreal.qc.ca/plans-utilisation-sol/jpeg/carte-index.jpg</text:a></text:span></text:p>
          </table:table-cell>
          <table:table-cell table:style-name="ce9" table:formula="of:=HYPERLINK([.D2])" office:value-type="string" office:string-value="http://depot.ville.montreal.qc.ca/plans-utilisation-sol/jpeg/carte-index.jpg">
            <text:p>http://depot.ville.montreal.qc.ca/plans-utilisation-sol/jpeg/carte-index.jpg</text:p>
          </table:table-cell>
          <table:table-cell table:style-name="ce11" office:value-type="string">
            <text:p>Archives de la Ville de Montréal</text:p>
          </table:table-cell>
          <table:table-cell table:style-name="ce13"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36-60</text:p>
          </table:table-cell>
          <table:table-cell table:style-name="ce7" office:value-type="float" office:value="1949">
            <text:p>1949</text:p>
          </table:table-cell>
          <table:table-cell table:style-name="ce9" office:value-type="string">
            <text:p><text:span text:style-name="T1"><text:a xlink:href="http://depot.ville.montreal.qc.ca/plans-occupation-sol/jpeg/36-60.jpg">http://depot.ville.montreal.qc.ca/plans-utilisation-sol/jpeg/36-60.jpg</text:a></text:span></text:p>
          </table:table-cell>
          <table:table-cell table:style-name="ce9" table:formula="of:=HYPERLINK([.D3])" office:value-type="string" office:string-value="http://depot.ville.montreal.qc.ca/plans-utilisation-sol/jpeg/36-60.jpg">
            <text:p>http://depot.ville.montreal.qc.ca/plans-utilisation-sol/jpeg/36-6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36-6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36-64.jpg">http://depot.ville.montreal.qc.ca/plans-utilisation-sol/jpeg/36-64.jpg</text:a></text:span></text:p>
          </table:table-cell>
          <table:table-cell table:style-name="ce9" table:formula="of:=HYPERLINK([.D4])" office:value-type="string" office:string-value="http://depot.ville.montreal.qc.ca/plans-utilisation-sol/jpeg/36-64.jpg">
            <text:p>http://depot.ville.montreal.qc.ca/plans-utilisation-sol/jpeg/36-6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36-68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36-68.jpg">http://depot.ville.montreal.qc.ca/plans-utilisation-sol/jpeg/36-68.jpg</text:a></text:span></text:p>
          </table:table-cell>
          <table:table-cell table:style-name="ce9" table:formula="of:=HYPERLINK([.D5])" office:value-type="string" office:string-value="http://depot.ville.montreal.qc.ca/plans-utilisation-sol/jpeg/36-68.jpg">
            <text:p>http://depot.ville.montreal.qc.ca/plans-utilisation-sol/jpeg/36-68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36-7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36-76.jpg">http://depot.ville.montreal.qc.ca/plans-utilisation-sol/jpeg/36-76.jpg</text:a></text:span></text:p>
          </table:table-cell>
          <table:table-cell table:style-name="ce9" table:formula="of:=HYPERLINK([.D6])" office:value-type="string" office:string-value="http://depot.ville.montreal.qc.ca/plans-utilisation-sol/jpeg/36-76.jpg">
            <text:p>http://depot.ville.montreal.qc.ca/plans-utilisation-sol/jpeg/36-7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0-6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0-60.jpg">http://depot.ville.montreal.qc.ca/plans-utilisation-sol/jpeg/40-60.jpg</text:a></text:span></text:p>
          </table:table-cell>
          <table:table-cell table:style-name="ce9" table:formula="of:=HYPERLINK([.D7])" office:value-type="string" office:string-value="http://depot.ville.montreal.qc.ca/plans-utilisation-sol/jpeg/40-60.jpg">
            <text:p>http://depot.ville.montreal.qc.ca/plans-utilisation-sol/jpeg/40-6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0-6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0-64.jpg">http://depot.ville.montreal.qc.ca/plans-utilisation-sol/jpeg/40-64.jpg</text:a></text:span></text:p>
          </table:table-cell>
          <table:table-cell table:style-name="ce9" table:formula="of:=HYPERLINK([.D8])" office:value-type="string" office:string-value="http://depot.ville.montreal.qc.ca/plans-utilisation-sol/jpeg/40-64.jpg">
            <text:p>http://depot.ville.montreal.qc.ca/plans-utilisation-sol/jpeg/40-6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0-68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0-68.jpg">http://depot.ville.montreal.qc.ca/plans-utilisation-sol/jpeg/40-68.jpg</text:a></text:span></text:p>
          </table:table-cell>
          <table:table-cell table:style-name="ce9" table:formula="of:=HYPERLINK([.D9])" office:value-type="string" office:string-value="http://depot.ville.montreal.qc.ca/plans-utilisation-sol/jpeg/40-68.jpg">
            <text:p>http://depot.ville.montreal.qc.ca/plans-utilisation-sol/jpeg/40-68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0-72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0-72.jpg">http://depot.ville.montreal.qc.ca/plans-utilisation-sol/jpeg/40-72.jpg</text:a></text:span></text:p>
          </table:table-cell>
          <table:table-cell table:style-name="ce9" table:formula="of:=HYPERLINK([.D10])" office:value-type="string" office:string-value="http://depot.ville.montreal.qc.ca/plans-utilisation-sol/jpeg/40-72.jpg">
            <text:p>http://depot.ville.montreal.qc.ca/plans-utilisation-sol/jpeg/40-72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0-7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0-76.jpg">http://depot.ville.montreal.qc.ca/plans-utilisation-sol/jpeg/40-76.jpg</text:a></text:span></text:p>
          </table:table-cell>
          <table:table-cell table:style-name="ce9" table:formula="of:=HYPERLINK([.D11])" office:value-type="string" office:string-value="http://depot.ville.montreal.qc.ca/plans-utilisation-sol/jpeg/40-76.jpg">
            <text:p>http://depot.ville.montreal.qc.ca/plans-utilisation-sol/jpeg/40-7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4-3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4-36.jpg">http://depot.ville.montreal.qc.ca/plans-utilisation-sol/jpeg/44-36.jpg</text:a></text:span></text:p>
          </table:table-cell>
          <table:table-cell table:style-name="ce9" table:formula="of:=HYPERLINK([.D12])" office:value-type="string" office:string-value="http://depot.ville.montreal.qc.ca/plans-utilisation-sol/jpeg/44-36.jpg">
            <text:p>http://depot.ville.montreal.qc.ca/plans-utilisation-sol/jpeg/44-3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4-52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4-52.jpg">http://depot.ville.montreal.qc.ca/plans-utilisation-sol/jpeg/44-52.jpg</text:a></text:span></text:p>
          </table:table-cell>
          <table:table-cell table:style-name="ce9" table:formula="of:=HYPERLINK([.D13])" office:value-type="string" office:string-value="http://depot.ville.montreal.qc.ca/plans-utilisation-sol/jpeg/44-52.jpg">
            <text:p>http://depot.ville.montreal.qc.ca/plans-utilisation-sol/jpeg/44-52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4-5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4-56.jpg">http://depot.ville.montreal.qc.ca/plans-utilisation-sol/jpeg/44-56.jpg</text:a></text:span></text:p>
          </table:table-cell>
          <table:table-cell table:style-name="ce9" table:formula="of:=HYPERLINK([.D14])" office:value-type="string" office:string-value="http://depot.ville.montreal.qc.ca/plans-utilisation-sol/jpeg/44-56.jpg">
            <text:p>http://depot.ville.montreal.qc.ca/plans-utilisation-sol/jpeg/44-5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4-6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4-60.jpg">http://depot.ville.montreal.qc.ca/plans-utilisation-sol/jpeg/44-60.jpg</text:a></text:span></text:p>
          </table:table-cell>
          <table:table-cell table:style-name="ce9" table:formula="of:=HYPERLINK([.D15])" office:value-type="string" office:string-value="http://depot.ville.montreal.qc.ca/plans-utilisation-sol/jpeg/44-60.jpg">
            <text:p>http://depot.ville.montreal.qc.ca/plans-utilisation-sol/jpeg/44-6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4-6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4-64.jpg">http://depot.ville.montreal.qc.ca/plans-utilisation-sol/jpeg/44-64.jpg</text:a></text:span></text:p>
          </table:table-cell>
          <table:table-cell table:style-name="ce9" table:formula="of:=HYPERLINK([.D16])" office:value-type="string" office:string-value="http://depot.ville.montreal.qc.ca/plans-utilisation-sol/jpeg/44-64.jpg">
            <text:p>http://depot.ville.montreal.qc.ca/plans-utilisation-sol/jpeg/44-6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4-68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4-68.jpg">http://depot.ville.montreal.qc.ca/plans-utilisation-sol/jpeg/44-68.jpg</text:a></text:span></text:p>
          </table:table-cell>
          <table:table-cell table:style-name="ce9" table:formula="of:=HYPERLINK([.D17])" office:value-type="string" office:string-value="http://depot.ville.montreal.qc.ca/plans-utilisation-sol/jpeg/44-68.jpg">
            <text:p>http://depot.ville.montreal.qc.ca/plans-utilisation-sol/jpeg/44-68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4-72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4-72.jpg">http://depot.ville.montreal.qc.ca/plans-utilisation-sol/jpeg/44-72.jpg</text:a></text:span></text:p>
          </table:table-cell>
          <table:table-cell table:style-name="ce9" table:formula="of:=HYPERLINK([.D18])" office:value-type="string" office:string-value="http://depot.ville.montreal.qc.ca/plans-utilisation-sol/jpeg/44-72.jpg">
            <text:p>http://depot.ville.montreal.qc.ca/plans-utilisation-sol/jpeg/44-72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4-7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4-76.jpg">http://depot.ville.montreal.qc.ca/plans-utilisation-sol/jpeg/44-76.jpg</text:a></text:span></text:p>
          </table:table-cell>
          <table:table-cell table:style-name="ce9" table:formula="of:=HYPERLINK([.D19])" office:value-type="string" office:string-value="http://depot.ville.montreal.qc.ca/plans-utilisation-sol/jpeg/44-76.jpg">
            <text:p>http://depot.ville.montreal.qc.ca/plans-utilisation-sol/jpeg/44-7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8-3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8-36.jpg">http://depot.ville.montreal.qc.ca/plans-utilisation-sol/jpeg/48-36.jpg</text:a></text:span></text:p>
          </table:table-cell>
          <table:table-cell table:style-name="ce9" table:formula="of:=HYPERLINK([.D20])" office:value-type="string" office:string-value="http://depot.ville.montreal.qc.ca/plans-utilisation-sol/jpeg/48-36.jpg">
            <text:p>http://depot.ville.montreal.qc.ca/plans-utilisation-sol/jpeg/48-3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8-4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8-40.jpg">http://depot.ville.montreal.qc.ca/plans-utilisation-sol/jpeg/48-40.jpg</text:a></text:span></text:p>
          </table:table-cell>
          <table:table-cell table:style-name="ce9" table:formula="of:=HYPERLINK([.D21])" office:value-type="string" office:string-value="http://depot.ville.montreal.qc.ca/plans-utilisation-sol/jpeg/48-40.jpg">
            <text:p>http://depot.ville.montreal.qc.ca/plans-utilisation-sol/jpeg/48-4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8-4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8-44.jpg">http://depot.ville.montreal.qc.ca/plans-utilisation-sol/jpeg/48-44.jpg</text:a></text:span></text:p>
          </table:table-cell>
          <table:table-cell table:style-name="ce9" table:formula="of:=HYPERLINK([.D22])" office:value-type="string" office:string-value="http://depot.ville.montreal.qc.ca/plans-utilisation-sol/jpeg/48-44.jpg">
            <text:p>http://depot.ville.montreal.qc.ca/plans-utilisation-sol/jpeg/48-4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8-52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8-52.jpg">http://depot.ville.montreal.qc.ca/plans-utilisation-sol/jpeg/48-52.jpg</text:a></text:span></text:p>
          </table:table-cell>
          <table:table-cell table:style-name="ce9" table:formula="of:=HYPERLINK([.D23])" office:value-type="string" office:string-value="http://depot.ville.montreal.qc.ca/plans-utilisation-sol/jpeg/48-52.jpg">
            <text:p>http://depot.ville.montreal.qc.ca/plans-utilisation-sol/jpeg/48-52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8-5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8-56.jpg">http://depot.ville.montreal.qc.ca/plans-utilisation-sol/jpeg/48-56.jpg</text:a></text:span></text:p>
          </table:table-cell>
          <table:table-cell table:style-name="ce9" table:formula="of:=HYPERLINK([.D24])" office:value-type="string" office:string-value="http://depot.ville.montreal.qc.ca/plans-utilisation-sol/jpeg/48-56.jpg">
            <text:p>http://depot.ville.montreal.qc.ca/plans-utilisation-sol/jpeg/48-5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8-6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8-60.jpg">http://depot.ville.montreal.qc.ca/plans-utilisation-sol/jpeg/48-60.jpg</text:a></text:span></text:p>
          </table:table-cell>
          <table:table-cell table:style-name="ce9" table:formula="of:=HYPERLINK([.D25])" office:value-type="string" office:string-value="http://depot.ville.montreal.qc.ca/plans-utilisation-sol/jpeg/48-60.jpg">
            <text:p>http://depot.ville.montreal.qc.ca/plans-utilisation-sol/jpeg/48-6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8-6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8-64.jpg">http://depot.ville.montreal.qc.ca/plans-utilisation-sol/jpeg/48-64.jpg</text:a></text:span></text:p>
          </table:table-cell>
          <table:table-cell table:style-name="ce9" table:formula="of:=HYPERLINK([.D26])" office:value-type="string" office:string-value="http://depot.ville.montreal.qc.ca/plans-utilisation-sol/jpeg/48-64.jpg">
            <text:p>http://depot.ville.montreal.qc.ca/plans-utilisation-sol/jpeg/48-6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8-68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8-68.jpg">http://depot.ville.montreal.qc.ca/plans-utilisation-sol/jpeg/48-68.jpg</text:a></text:span></text:p>
          </table:table-cell>
          <table:table-cell table:style-name="ce9" table:formula="of:=HYPERLINK([.D27])" office:value-type="string" office:string-value="http://depot.ville.montreal.qc.ca/plans-utilisation-sol/jpeg/48-68.jpg">
            <text:p>http://depot.ville.montreal.qc.ca/plans-utilisation-sol/jpeg/48-68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8-72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8-72.jpg">http://depot.ville.montreal.qc.ca/plans-utilisation-sol/jpeg/48-72.jpg</text:a></text:span></text:p>
          </table:table-cell>
          <table:table-cell table:style-name="ce9" table:formula="of:=HYPERLINK([.D28])" office:value-type="string" office:string-value="http://depot.ville.montreal.qc.ca/plans-utilisation-sol/jpeg/48-72.jpg">
            <text:p>http://depot.ville.montreal.qc.ca/plans-utilisation-sol/jpeg/48-72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48-7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48-76.jpg">http://depot.ville.montreal.qc.ca/plans-utilisation-sol/jpeg/48-76.jpg</text:a></text:span></text:p>
          </table:table-cell>
          <table:table-cell table:style-name="ce9" table:formula="of:=HYPERLINK([.D29])" office:value-type="string" office:string-value="http://depot.ville.montreal.qc.ca/plans-utilisation-sol/jpeg/48-76.jpg">
            <text:p>http://depot.ville.montreal.qc.ca/plans-utilisation-sol/jpeg/48-7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2-4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2-40.jpg">http://depot.ville.montreal.qc.ca/plans-utilisation-sol/jpeg/52-40.jpg</text:a></text:span></text:p>
          </table:table-cell>
          <table:table-cell table:style-name="ce9" table:formula="of:=HYPERLINK([.D30])" office:value-type="string" office:string-value="http://depot.ville.montreal.qc.ca/plans-utilisation-sol/jpeg/52-40.jpg">
            <text:p>http://depot.ville.montreal.qc.ca/plans-utilisation-sol/jpeg/52-4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2-4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2-44.jpg">http://depot.ville.montreal.qc.ca/plans-utilisation-sol/jpeg/52-44.jpg</text:a></text:span></text:p>
          </table:table-cell>
          <table:table-cell table:style-name="ce9" table:formula="of:=HYPERLINK([.D31])" office:value-type="string" office:string-value="http://depot.ville.montreal.qc.ca/plans-utilisation-sol/jpeg/52-44.jpg">
            <text:p>http://depot.ville.montreal.qc.ca/plans-utilisation-sol/jpeg/52-4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2-48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2-48.jpg">http://depot.ville.montreal.qc.ca/plans-utilisation-sol/jpeg/52-48.jpg</text:a></text:span></text:p>
          </table:table-cell>
          <table:table-cell table:style-name="ce9" table:formula="of:=HYPERLINK([.D32])" office:value-type="string" office:string-value="http://depot.ville.montreal.qc.ca/plans-utilisation-sol/jpeg/52-48.jpg">
            <text:p>http://depot.ville.montreal.qc.ca/plans-utilisation-sol/jpeg/52-48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2-52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2-52.jpg">http://depot.ville.montreal.qc.ca/plans-utilisation-sol/jpeg/52-52.jpg</text:a></text:span></text:p>
          </table:table-cell>
          <table:table-cell table:style-name="ce9" table:formula="of:=HYPERLINK([.D33])" office:value-type="string" office:string-value="http://depot.ville.montreal.qc.ca/plans-utilisation-sol/jpeg/52-52.jpg">
            <text:p>http://depot.ville.montreal.qc.ca/plans-utilisation-sol/jpeg/52-52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2-5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2-56.jpg">http://depot.ville.montreal.qc.ca/plans-utilisation-sol/jpeg/52-56.jpg</text:a></text:span></text:p>
          </table:table-cell>
          <table:table-cell table:style-name="ce9" table:formula="of:=HYPERLINK([.D34])" office:value-type="string" office:string-value="http://depot.ville.montreal.qc.ca/plans-utilisation-sol/jpeg/52-56.jpg">
            <text:p>http://depot.ville.montreal.qc.ca/plans-utilisation-sol/jpeg/52-5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2-6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2-60.jpg">http://depot.ville.montreal.qc.ca/plans-utilisation-sol/jpeg/52-60.jpg</text:a></text:span></text:p>
          </table:table-cell>
          <table:table-cell table:style-name="ce9" table:formula="of:=HYPERLINK([.D35])" office:value-type="string" office:string-value="http://depot.ville.montreal.qc.ca/plans-utilisation-sol/jpeg/52-60.jpg">
            <text:p>http://depot.ville.montreal.qc.ca/plans-utilisation-sol/jpeg/52-6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2-6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2-64.jpg">http://depot.ville.montreal.qc.ca/plans-utilisation-sol/jpeg/52-64.jpg</text:a></text:span></text:p>
          </table:table-cell>
          <table:table-cell table:style-name="ce9" table:formula="of:=HYPERLINK([.D36])" office:value-type="string" office:string-value="http://depot.ville.montreal.qc.ca/plans-utilisation-sol/jpeg/52-64.jpg">
            <text:p>http://depot.ville.montreal.qc.ca/plans-utilisation-sol/jpeg/52-6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2-68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2-68.jpg">http://depot.ville.montreal.qc.ca/plans-utilisation-sol/jpeg/52-68.jpg</text:a></text:span></text:p>
          </table:table-cell>
          <table:table-cell table:style-name="ce9" table:formula="of:=HYPERLINK([.D37])" office:value-type="string" office:string-value="http://depot.ville.montreal.qc.ca/plans-utilisation-sol/jpeg/52-68.jpg">
            <text:p>http://depot.ville.montreal.qc.ca/plans-utilisation-sol/jpeg/52-68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2-72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2-72.jpg">http://depot.ville.montreal.qc.ca/plans-utilisation-sol/jpeg/52-72.jpg</text:a></text:span></text:p>
          </table:table-cell>
          <table:table-cell table:style-name="ce9" table:formula="of:=HYPERLINK([.D38])" office:value-type="string" office:string-value="http://depot.ville.montreal.qc.ca/plans-utilisation-sol/jpeg/52-72.jpg">
            <text:p>http://depot.ville.montreal.qc.ca/plans-utilisation-sol/jpeg/52-72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2-7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2-76.jpg">http://depot.ville.montreal.qc.ca/plans-utilisation-sol/jpeg/52-76.jpg</text:a></text:span></text:p>
          </table:table-cell>
          <table:table-cell table:style-name="ce9" table:formula="of:=HYPERLINK([.D39])" office:value-type="string" office:string-value="http://depot.ville.montreal.qc.ca/plans-utilisation-sol/jpeg/52-76.jpg">
            <text:p>http://depot.ville.montreal.qc.ca/plans-utilisation-sol/jpeg/52-7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6-4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6-40.jpg">http://depot.ville.montreal.qc.ca/plans-utilisation-sol/jpeg/56-40.jpg</text:a></text:span></text:p>
          </table:table-cell>
          <table:table-cell table:style-name="ce9" table:formula="of:=HYPERLINK([.D40])" office:value-type="string" office:string-value="http://depot.ville.montreal.qc.ca/plans-utilisation-sol/jpeg/56-40.jpg">
            <text:p>http://depot.ville.montreal.qc.ca/plans-utilisation-sol/jpeg/56-4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6-4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6-44.jpg">http://depot.ville.montreal.qc.ca/plans-utilisation-sol/jpeg/56-44.jpg</text:a></text:span></text:p>
          </table:table-cell>
          <table:table-cell table:style-name="ce9" table:formula="of:=HYPERLINK([.D41])" office:value-type="string" office:string-value="http://depot.ville.montreal.qc.ca/plans-utilisation-sol/jpeg/56-44.jpg">
            <text:p>http://depot.ville.montreal.qc.ca/plans-utilisation-sol/jpeg/56-4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6-48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6-48.jpg">http://depot.ville.montreal.qc.ca/plans-utilisation-sol/jpeg/56-48.jpg</text:a></text:span></text:p>
          </table:table-cell>
          <table:table-cell table:style-name="ce9" table:formula="of:=HYPERLINK([.D42])" office:value-type="string" office:string-value="http://depot.ville.montreal.qc.ca/plans-utilisation-sol/jpeg/56-48.jpg">
            <text:p>http://depot.ville.montreal.qc.ca/plans-utilisation-sol/jpeg/56-48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6-52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6-52.jpg">http://depot.ville.montreal.qc.ca/plans-utilisation-sol/jpeg/56-52.jpg</text:a></text:span></text:p>
          </table:table-cell>
          <table:table-cell table:style-name="ce9" table:formula="of:=HYPERLINK([.D43])" office:value-type="string" office:string-value="http://depot.ville.montreal.qc.ca/plans-utilisation-sol/jpeg/56-52.jpg">
            <text:p>http://depot.ville.montreal.qc.ca/plans-utilisation-sol/jpeg/56-52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6-5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6-56.jpg">http://depot.ville.montreal.qc.ca/plans-utilisation-sol/jpeg/56-56.jpg</text:a></text:span></text:p>
          </table:table-cell>
          <table:table-cell table:style-name="ce9" table:formula="of:=HYPERLINK([.D44])" office:value-type="string" office:string-value="http://depot.ville.montreal.qc.ca/plans-utilisation-sol/jpeg/56-56.jpg">
            <text:p>http://depot.ville.montreal.qc.ca/plans-utilisation-sol/jpeg/56-5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6-6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6-60.jpg">http://depot.ville.montreal.qc.ca/plans-utilisation-sol/jpeg/56-60.jpg</text:a></text:span></text:p>
          </table:table-cell>
          <table:table-cell table:style-name="ce9" table:formula="of:=HYPERLINK([.D45])" office:value-type="string" office:string-value="http://depot.ville.montreal.qc.ca/plans-utilisation-sol/jpeg/56-60.jpg">
            <text:p>http://depot.ville.montreal.qc.ca/plans-utilisation-sol/jpeg/56-6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6-6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6-64.jpg">http://depot.ville.montreal.qc.ca/plans-utilisation-sol/jpeg/56-64.jpg</text:a></text:span></text:p>
          </table:table-cell>
          <table:table-cell table:style-name="ce9" table:formula="of:=HYPERLINK([.D46])" office:value-type="string" office:string-value="http://depot.ville.montreal.qc.ca/plans-utilisation-sol/jpeg/56-64.jpg">
            <text:p>http://depot.ville.montreal.qc.ca/plans-utilisation-sol/jpeg/56-6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6-68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6-68.jpg">http://depot.ville.montreal.qc.ca/plans-utilisation-sol/jpeg/56-68.jpg</text:a></text:span></text:p>
          </table:table-cell>
          <table:table-cell table:style-name="ce9" table:formula="of:=HYPERLINK([.D47])" office:value-type="string" office:string-value="http://depot.ville.montreal.qc.ca/plans-utilisation-sol/jpeg/56-68.jpg">
            <text:p>http://depot.ville.montreal.qc.ca/plans-utilisation-sol/jpeg/56-68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56-72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56-72.jpg">http://depot.ville.montreal.qc.ca/plans-utilisation-sol/jpeg/56-72.jpg</text:a></text:span></text:p>
          </table:table-cell>
          <table:table-cell table:style-name="ce9" table:formula="of:=HYPERLINK([.D48])" office:value-type="string" office:string-value="http://depot.ville.montreal.qc.ca/plans-utilisation-sol/jpeg/56-72.jpg">
            <text:p>http://depot.ville.montreal.qc.ca/plans-utilisation-sol/jpeg/56-72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0-4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0-40.jpg">http://depot.ville.montreal.qc.ca/plans-utilisation-sol/jpeg/60-40.jpg</text:a></text:span></text:p>
          </table:table-cell>
          <table:table-cell table:style-name="ce9" table:formula="of:=HYPERLINK([.D49])" office:value-type="string" office:string-value="http://depot.ville.montreal.qc.ca/plans-utilisation-sol/jpeg/60-40.jpg">
            <text:p>http://depot.ville.montreal.qc.ca/plans-utilisation-sol/jpeg/60-4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0-4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0-44.jpg">http://depot.ville.montreal.qc.ca/plans-utilisation-sol/jpeg/60-44.jpg</text:a></text:span></text:p>
          </table:table-cell>
          <table:table-cell table:style-name="ce9" table:formula="of:=HYPERLINK([.D50])" office:value-type="string" office:string-value="http://depot.ville.montreal.qc.ca/plans-utilisation-sol/jpeg/60-44.jpg">
            <text:p>http://depot.ville.montreal.qc.ca/plans-utilisation-sol/jpeg/60-4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0-52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0-52.jpg">http://depot.ville.montreal.qc.ca/plans-utilisation-sol/jpeg/60-52.jpg</text:a></text:span></text:p>
          </table:table-cell>
          <table:table-cell table:style-name="ce9" table:formula="of:=HYPERLINK([.D51])" office:value-type="string" office:string-value="http://depot.ville.montreal.qc.ca/plans-utilisation-sol/jpeg/60-52.jpg">
            <text:p>http://depot.ville.montreal.qc.ca/plans-utilisation-sol/jpeg/60-52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0-5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0-56.jpg">http://depot.ville.montreal.qc.ca/plans-utilisation-sol/jpeg/60-56.jpg</text:a></text:span></text:p>
          </table:table-cell>
          <table:table-cell table:style-name="ce9" table:formula="of:=HYPERLINK([.D52])" office:value-type="string" office:string-value="http://depot.ville.montreal.qc.ca/plans-utilisation-sol/jpeg/60-56.jpg">
            <text:p>http://depot.ville.montreal.qc.ca/plans-utilisation-sol/jpeg/60-5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0-6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0-60.jpg">http://depot.ville.montreal.qc.ca/plans-utilisation-sol/jpeg/60-60.jpg</text:a></text:span></text:p>
          </table:table-cell>
          <table:table-cell table:style-name="ce9" table:formula="of:=HYPERLINK([.D53])" office:value-type="string" office:string-value="http://depot.ville.montreal.qc.ca/plans-utilisation-sol/jpeg/60-60.jpg">
            <text:p>http://depot.ville.montreal.qc.ca/plans-utilisation-sol/jpeg/60-6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0-6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0-64.jpg">http://depot.ville.montreal.qc.ca/plans-utilisation-sol/jpeg/60-64.jpg</text:a></text:span></text:p>
          </table:table-cell>
          <table:table-cell table:style-name="ce9" table:formula="of:=HYPERLINK([.D54])" office:value-type="string" office:string-value="http://depot.ville.montreal.qc.ca/plans-utilisation-sol/jpeg/60-64.jpg">
            <text:p>http://depot.ville.montreal.qc.ca/plans-utilisation-sol/jpeg/60-6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0-68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0-68.jpg">http://depot.ville.montreal.qc.ca/plans-utilisation-sol/jpeg/60-68.jpg</text:a></text:span></text:p>
          </table:table-cell>
          <table:table-cell table:style-name="ce9" table:formula="of:=HYPERLINK([.D55])" office:value-type="string" office:string-value="http://depot.ville.montreal.qc.ca/plans-utilisation-sol/jpeg/60-68.jpg">
            <text:p>http://depot.ville.montreal.qc.ca/plans-utilisation-sol/jpeg/60-68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0-72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0-72.jpg">http://depot.ville.montreal.qc.ca/plans-utilisation-sol/jpeg/60-72.jpg</text:a></text:span></text:p>
          </table:table-cell>
          <table:table-cell table:style-name="ce9" table:formula="of:=HYPERLINK([.D56])" office:value-type="string" office:string-value="http://depot.ville.montreal.qc.ca/plans-utilisation-sol/jpeg/60-72.jpg">
            <text:p>http://depot.ville.montreal.qc.ca/plans-utilisation-sol/jpeg/60-72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4-5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4-56.jpg">http://depot.ville.montreal.qc.ca/plans-utilisation-sol/jpeg/64-56.jpg</text:a></text:span></text:p>
          </table:table-cell>
          <table:table-cell table:style-name="ce9" table:formula="of:=HYPERLINK([.D57])" office:value-type="string" office:string-value="http://depot.ville.montreal.qc.ca/plans-utilisation-sol/jpeg/64-56.jpg">
            <text:p>http://depot.ville.montreal.qc.ca/plans-utilisation-sol/jpeg/64-5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4-6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4-60.jpg">http://depot.ville.montreal.qc.ca/plans-utilisation-sol/jpeg/64-60.jpg</text:a></text:span></text:p>
          </table:table-cell>
          <table:table-cell table:style-name="ce9" table:formula="of:=HYPERLINK([.D58])" office:value-type="string" office:string-value="http://depot.ville.montreal.qc.ca/plans-utilisation-sol/jpeg/64-60.jpg">
            <text:p>http://depot.ville.montreal.qc.ca/plans-utilisation-sol/jpeg/64-6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4-6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4-64.jpg">http://depot.ville.montreal.qc.ca/plans-utilisation-sol/jpeg/64-64.jpg</text:a></text:span></text:p>
          </table:table-cell>
          <table:table-cell table:style-name="ce9" table:formula="of:=HYPERLINK([.D59])" office:value-type="string" office:string-value="http://depot.ville.montreal.qc.ca/plans-utilisation-sol/jpeg/64-64.jpg">
            <text:p>http://depot.ville.montreal.qc.ca/plans-utilisation-sol/jpeg/64-6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4-68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4-68.jpg">http://depot.ville.montreal.qc.ca/plans-utilisation-sol/jpeg/64-68.jpg</text:a></text:span></text:p>
          </table:table-cell>
          <table:table-cell table:style-name="ce9" table:formula="of:=HYPERLINK([.D60])" office:value-type="string" office:string-value="http://depot.ville.montreal.qc.ca/plans-utilisation-sol/jpeg/64-68.jpg">
            <text:p>http://depot.ville.montreal.qc.ca/plans-utilisation-sol/jpeg/64-68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8-5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8-56.jpg">http://depot.ville.montreal.qc.ca/plans-utilisation-sol/jpeg/68-56.jpg</text:a></text:span></text:p>
          </table:table-cell>
          <table:table-cell table:style-name="ce9" table:formula="of:=HYPERLINK([.D61])" office:value-type="string" office:string-value="http://depot.ville.montreal.qc.ca/plans-utilisation-sol/jpeg/68-56.jpg">
            <text:p>http://depot.ville.montreal.qc.ca/plans-utilisation-sol/jpeg/68-5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8-6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8-60.jpg">http://depot.ville.montreal.qc.ca/plans-utilisation-sol/jpeg/68-60.jpg</text:a></text:span></text:p>
          </table:table-cell>
          <table:table-cell table:style-name="ce9" table:formula="of:=HYPERLINK([.D62])" office:value-type="string" office:string-value="http://depot.ville.montreal.qc.ca/plans-utilisation-sol/jpeg/68-60.jpg">
            <text:p>http://depot.ville.montreal.qc.ca/plans-utilisation-sol/jpeg/68-6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8-6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8-64.jpg">http://depot.ville.montreal.qc.ca/plans-utilisation-sol/jpeg/68-64.jpg</text:a></text:span></text:p>
          </table:table-cell>
          <table:table-cell table:style-name="ce9" table:formula="of:=HYPERLINK([.D63])" office:value-type="string" office:string-value="http://depot.ville.montreal.qc.ca/plans-utilisation-sol/jpeg/68-64.jpg">
            <text:p>http://depot.ville.montreal.qc.ca/plans-utilisation-sol/jpeg/68-6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68-68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68-68.jpg">http://depot.ville.montreal.qc.ca/plans-utilisation-sol/jpeg/68-68.jpg</text:a></text:span></text:p>
          </table:table-cell>
          <table:table-cell table:style-name="ce9" table:formula="of:=HYPERLINK([.D64])" office:value-type="string" office:string-value="http://depot.ville.montreal.qc.ca/plans-utilisation-sol/jpeg/68-68.jpg">
            <text:p>http://depot.ville.montreal.qc.ca/plans-utilisation-sol/jpeg/68-68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72-5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72-56.jpg">http://depot.ville.montreal.qc.ca/plans-utilisation-sol/jpeg/72-56.jpg</text:a></text:span></text:p>
          </table:table-cell>
          <table:table-cell table:style-name="ce9" table:formula="of:=HYPERLINK([.D65])" office:value-type="string" office:string-value="http://depot.ville.montreal.qc.ca/plans-utilisation-sol/jpeg/72-56.jpg">
            <text:p>http://depot.ville.montreal.qc.ca/plans-utilisation-sol/jpeg/72-5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72-6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72-60.jpg">http://depot.ville.montreal.qc.ca/plans-utilisation-sol/jpeg/72-60.jpg</text:a></text:span></text:p>
          </table:table-cell>
          <table:table-cell table:style-name="ce9" table:formula="of:=HYPERLINK([.D66])" office:value-type="string" office:string-value="http://depot.ville.montreal.qc.ca/plans-utilisation-sol/jpeg/72-60.jpg">
            <text:p>http://depot.ville.montreal.qc.ca/plans-utilisation-sol/jpeg/72-6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72-6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72-64.jpg">http://depot.ville.montreal.qc.ca/plans-utilisation-sol/jpeg/72-64.jpg</text:a></text:span></text:p>
          </table:table-cell>
          <table:table-cell table:style-name="ce9" table:formula="of:=HYPERLINK([.D67])" office:value-type="string" office:string-value="http://depot.ville.montreal.qc.ca/plans-utilisation-sol/jpeg/72-64.jpg">
            <text:p>http://depot.ville.montreal.qc.ca/plans-utilisation-sol/jpeg/72-6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72-68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72-68.jpg">http://depot.ville.montreal.qc.ca/plans-utilisation-sol/jpeg/72-68.jpg</text:a></text:span></text:p>
          </table:table-cell>
          <table:table-cell table:style-name="ce9" table:formula="of:=HYPERLINK([.D68])" office:value-type="string" office:string-value="http://depot.ville.montreal.qc.ca/plans-utilisation-sol/jpeg/72-68.jpg">
            <text:p>http://depot.ville.montreal.qc.ca/plans-utilisation-sol/jpeg/72-68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76-56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76-56.jpg">http://depot.ville.montreal.qc.ca/plans-utilisation-sol/jpeg/76-56.jpg</text:a></text:span></text:p>
          </table:table-cell>
          <table:table-cell table:style-name="ce9" table:formula="of:=HYPERLINK([.D69])" office:value-type="string" office:string-value="http://depot.ville.montreal.qc.ca/plans-utilisation-sol/jpeg/76-56.jpg">
            <text:p>http://depot.ville.montreal.qc.ca/plans-utilisation-sol/jpeg/76-56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76-60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76-60.jpg">http://depot.ville.montreal.qc.ca/plans-utilisation-sol/jpeg/76-60.jpg</text:a></text:span></text:p>
          </table:table-cell>
          <table:table-cell table:style-name="ce9" table:formula="of:=HYPERLINK([.D70])" office:value-type="string" office:string-value="http://depot.ville.montreal.qc.ca/plans-utilisation-sol/jpeg/76-60.jpg">
            <text:p>http://depot.ville.montreal.qc.ca/plans-utilisation-sol/jpeg/76-60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VM165-1_1</text:p>
          </table:table-cell>
          <table:table-cell table:style-name="ce2" office:value-type="string">
            <text:p>76-64 </text:p>
          </table:table-cell>
          <table:table-cell table:style-name="ce7" office:value-type="float" office:value="1949">
            <text:p>1949</text:p>
          </table:table-cell>
          <table:table-cell table:style-name="ce10" office:value-type="string">
            <text:p><text:span text:style-name="T1"><text:a xlink:href="http://depot.ville.montreal.qc.ca/plans-occupation-sol/jpeg/76-64.jpg">http://depot.ville.montreal.qc.ca/plans-utilisation-sol/jpeg/76-64.jpg</text:a></text:span></text:p>
          </table:table-cell>
          <table:table-cell table:style-name="ce9" table:formula="of:=HYPERLINK([.D71])" office:value-type="string" office:string-value="http://depot.ville.montreal.qc.ca/plans-utilisation-sol/jpeg/76-64.jpg">
            <text:p>http://depot.ville.montreal.qc.ca/plans-utilisation-sol/jpeg/76-64.jpg</text:p>
          </table:table-cell>
          <table:table-cell table:style-name="ce11" office:value-type="string">
            <text:p>Archives de la Ville de Montréal</text:p>
          </table:table-cell>
          <table:table-cell table:number-columns-repeated="1018"/>
        </table:table-row>
        <table:table-row table:style-name="ro1" table:number-rows-repeated="65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inventaire_photos_aeriennes_19_02_2013_1" table:base-cell-address="$'vues-aeriennes-archives'.$A$1" table:cell-range-address="$'vues-aeriennes-archives'.$#REF !$#REF !:.$#REF !$#REF 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number:number number:decimal-places="0" number:min-integer-digits="1" number:grouping="true"/>
      <number:text>     </number:text>
    </number:currency-style>
    <number:currency-style style:name="N110P1" style:volatile="true">
      <number:text> (</number:text>
      <number:number number:decimal-places="0" number:min-integer-digits="1" number:grouping="true"/>
      <number:text>)    </number:text>
    </number:currency-style>
    <number:currency-style style:name="N110P2" style:volatile="true">
      <number:text> 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 $ </number:text>
    </number:number-style>
    <number:number-style style:name="N111P1" style:volatile="true">
      <number:text> (</number:text>
      <number:number number:decimal-places="0" number:min-integer-digits="1" number:grouping="true"/>
      <number:text>) $ </number:text>
    </number:number-style>
    <number:number-style style:name="N111P2" style:volatile="true">
      <number:text> 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number:number number:decimal-places="2" number:min-integer-digits="1" number:grouping="true"/>
      <number:text>     </number:text>
    </number:currency-style>
    <number:currency-style style:name="N112P1" style:volatile="true">
      <number:text> (</number:text>
      <number:number number:decimal-places="2" number:min-integer-digits="1" number:grouping="true"/>
      <number:text>)    </number:text>
    </number:currency-style>
    <number:currency-style style:name="N112P2" style:volatile="true">
      <number:text> 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$ </number:text>
    </number:number-style>
    <number:number-style style:name="N113P1" style:volatile="true">
      <number:text> (</number:text>
      <number:number number:decimal-places="2" number:min-integer-digits="1" number:grouping="true"/>
      <number:text>) $ </number:text>
    </number:number-style>
    <number:number-style style:name="N113P2" style:volatile="true">
      <number:text> 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€</number:text>
      <number:number number:decimal-places="0" number:min-integer-digits="1" number:grouping="true"/>
      <number:text> </number:text>
    </number:number-style>
    <number:number-style style:name="N118">
      <number:text>(€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€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€</number:text>
      <number:number number:decimal-places="2" number:min-integer-digits="1" number:grouping="true"/>
      <number:text> </number:text>
    </number:number-style>
    <number:number-style style:name="N120">
      <number:text>(€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€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€</number:text>
      <number:number number:decimal-places="0" number:min-integer-digits="1" number:grouping="true"/>
      <number:text> </number:text>
    </number:number-style>
    <number:number-style style:name="N122P1" style:volatile="true">
      <number:text> €(</number:text>
      <number:number number:decimal-places="0" number:min-integer-digits="1" number:grouping="true"/>
      <number:text>)</number:text>
    </number:number-style>
    <number:number-style style:name="N122P2" style:volatile="true">
      <number:text> €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€</number:text>
      <number:number number:decimal-places="2" number:min-integer-digits="1" number:grouping="true"/>
      <number:text> </number:text>
    </number:number-style>
    <number:number-style style:name="N124P1" style:volatile="true">
      <number:text> €(</number:text>
      <number:number number:decimal-places="2" number:min-integer-digits="1" number:grouping="true"/>
      <number:text>)</number:text>
    </number:number-style>
    <number:number-style style:name="N124P2" style:volatile="true">
      <number:text> €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number:min-integer-digits="1" number:grouping="true"/>
      <number:text> F</number:text>
    </number:number-style>
    <number:number-style style:name="N126">
      <number:text>-</number:text>
      <number:number number:decimal-places="0" number:min-integer-digits="1" number:grouping="true"/>
      <number:text> F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 F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F</number:text>
    </number:number-style>
    <number:number-style style:name="N128">
      <number:text>-</number:text>
      <number:number number:decimal-places="2" number:min-integer-digits="1" number:grouping="true"/>
      <number:text> F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F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9P0"/>
    </number:number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F </number:text>
    </number:number-style>
    <number:number-style style:name="N132P1" style:volatile="true">
      <number:text>-</number:text>
      <number:number number:decimal-places="2" number:min-integer-digits="1" number:grouping="true"/>
      <number:text> F </number:text>
    </number:number-style>
    <number:number-style style:name="N132P2" style:volatile="true">
      <number:text> -</number:text>
      <number:number number:decimal-places="0" number:min-integer-digits="0"/>
      <number:text> F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Vrai</number:text>
    </number:number-style>
    <number:number-style style:name="N134P1" style:volatile="true">
      <number:text>Vrai</number:text>
    </number:number-style>
    <number:number-style style:name="N134">
      <number:text>Faux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Actif</number:text>
    </number:number-style>
    <number:number-style style:name="N135P1" style:volatile="true">
      <number:text>Actif</number:text>
    </number:number-style>
    <number:number-style style:name="N135">
      <number:text>Inactif</number:text>
      <style:map style:condition="value()&gt;0" style:apply-style-name="N135P0"/>
      <style:map style:condition="value()&lt;0" style:apply-style-name="N135P1"/>
    </number:number-style>
    <number:date-style style:name="N136">
      <number:day/>
      <number:text> </number:text>
      <number:month number:style="long" number:textual="true"/>
      <number:text> </number:text>
      <number:year number:style="long"/>
    </number:date-style>
    <number:date-style style:name="N13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37">
      <number:text-content/>
      <style:map style:condition="value()&gt;=0" style:apply-style-name="N137P0"/>
    </number:text-style>
    <number:number-style style:name="N138">
      <number:number number:decimal-places="0" number:min-integer-digits="9">
        <number:embedded-text number:position="6"> </number:embedded-text>
        <number:embedded-text number:position="3"> </number:embedded-text>
      </number:number>
    </number:number-style>
    <number:date-style style:name="N10106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CA">
      <number:day number:style="long"/>
      <number:text>-</number:text>
      <number:month number:textual="true"/>
    </number:date-style>
    <number:date-style style:name="N10108" number:language="fr" number:country="CA">
      <number:month number:textual="true"/>
      <number:text>-</number:text>
      <number:year/>
    </number:date-style>
    <number:time-style style:name="N10109" number:language="fr" number:country="CA">
      <number:hours/>
      <number:text>:</number:text>
      <number:minutes number:style="long"/>
      <number:text> </number:text>
      <number:am-pm/>
    </number:time-style>
    <number:time-style style:name="N10110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CA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0112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2" number:language="fr" number:country="CA">
      <number:number number:decimal-places="0" number:min-integer-digits="1" number:grouping="true"/>
      <number:text>   -</number:text>
      <style:map style:condition="value()&gt;=0" style:apply-style-name="N10112P0"/>
    </number:currency-style>
    <number:currency-style style:name="N10113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3" number:language="fr" number:country="CA">
      <style:text-properties fo:color="#ff0000"/>
      <number:number number:decimal-places="0" number:min-integer-digits="1" number:grouping="true"/>
      <number:text>   -</number:text>
      <style:map style:condition="value()&gt;=0" style:apply-style-name="N10113P0"/>
    </number:currency-style>
    <number:currency-style style:name="N10114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4" number:language="fr" number:country="CA">
      <number:number number:decimal-places="2" number:min-integer-digits="1" number:grouping="true"/>
      <number:text>   -</number:text>
      <style:map style:condition="value()&gt;=0" style:apply-style-name="N10114P0"/>
    </number:currency-style>
    <number:currency-style style:name="N10115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5" number:language="fr" number:country="CA">
      <style:text-properties fo:color="#ff0000"/>
      <number:number number:decimal-places="2" number:min-integer-digits="1" number:grouping="true"/>
      <number:text>   -</number:text>
      <style:map style:condition="value()&gt;=0" style:apply-style-name="N10115P0"/>
    </number:currency-style>
    <number:currency-style style:name="N10116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6" number:language="fr" number:country="CA"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6P0"/>
    </number:currency-style>
    <number:currency-style style:name="N10117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7" number:language="fr" number:country="CA">
      <style:text-properties fo:color="#ff0000"/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7P0"/>
    </number:currency-style>
    <number:currency-style style:name="N10118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18" number:language="fr" number:country="CA"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18P0"/>
    </number:currency-style>
    <number:currency-style style:name="N10119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19" number:language="fr" number:country="CA">
      <style:text-properties fo:color="#ff0000"/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1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2013-03-21</text:date>, <text:time>14:3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ues-aeriennes-archives" style:display-name="PageStyle_vues-aeriennes-archiv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16:32:35</meta:creation-date>
    <dc:creator>John Waller</dc:creator>
    <dc:date>2013-03-21T14:36:42</dc:date>
    <meta:document-statistic meta:table-count="1" meta:cell-count="425" meta:object-count="0"/>
    <meta:generator>OpenOffice.org/3.2$Win32 OpenOffice.org_project/320m12$Build-9483</meta:generator>
  </office:meta>
</office:document-meta>
</file>